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558cm"/>
    </style:style>
    <style:style style:name="co3" style:family="table-column">
      <style:table-column-properties fo:break-before="auto" style:column-width="3.055cm"/>
    </style:style>
    <style:style style:name="co4" style:family="table-column">
      <style:table-column-properties fo:break-before="auto" style:column-width="3.343cm"/>
    </style:style>
    <style:style style:name="co5" style:family="table-column">
      <style:table-column-properties fo:break-before="auto" style:column-width="4.184cm"/>
    </style:style>
    <style:style style:name="ro1" style:family="table-row">
      <style:table-row-properties style:row-height="0.564cm" fo:break-before="auto" style:use-optimal-row-height="false"/>
    </style:style>
    <style:style style:name="ro2" style:family="table-row">
      <style:table-row-properties style:row-height="0.4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Auteur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Editeur</text:p>
          </table:table-cell>
          <table:table-cell table:style-name="ce1" office:value-type="string">
            <text:p>Année</text:p>
          </table:table-cell>
          <table:table-cell table:style-name="ce1" office:value-type="string">
            <text:p>Responsable</text:p>
          </table:table-cell>
          <table:table-cell table:style-name="ce1" office:value-type="string">
            <text:p>Disponibilité</text:p>
          </table:table-cell>
          <table:table-cell table:style-name="ce1" office:value-type="string">
            <text:p>État</text:p>
          </table:table-cell>
        </table:table-row>
        <table:table-row table:style-name="ro1">
          <table:table-cell office:value-type="string">
            <text:p>Pontmartin</text:p>
          </table:table-cell>
          <table:table-cell office:value-type="string">
            <text:p>Causeries littéraires</text:p>
          </table:table-cell>
          <table:table-cell office:value-type="string">
            <text:p>Michel Lévy</text:p>
          </table:table-cell>
          <table:table-cell office:value-type="float" office:value="1854">
            <text:p>1854</text:p>
          </table:table-cell>
          <table:table-cell office:value-type="string">
            <text:p>Andre Guyaux</text:p>
          </table:table-cell>
          <table:table-cell office:value-type="string">
            <text:p>BnF</text:p>
          </table:table-cell>
          <table:table-cell/>
        </table:table-row>
        <table:table-row table:style-name="ro1">
          <table:table-cell office:value-type="string">
            <text:p>Pontmartin</text:p>
          </table:table-cell>
          <table:table-cell office:value-type="string">
            <text:p>Nouvelles Causeries littéraires</text:p>
          </table:table-cell>
          <table:table-cell office:value-type="string">
            <text:p>Michel Lévy</text:p>
          </table:table-cell>
          <table:table-cell office:value-type="float" office:value="1855">
            <text:p>1855</text:p>
          </table:table-cell>
          <table:table-cell office:value-type="string">
            <text:p>Andre Guyaux</text:p>
          </table:table-cell>
          <table:table-cell office:value-type="string">
            <text:p>BnF</text:p>
          </table:table-cell>
          <table:table-cell/>
        </table:table-row>
        <table:table-row table:style-name="ro1">
          <table:table-cell office:value-type="string">
            <text:p>Pontmartin</text:p>
          </table:table-cell>
          <table:table-cell office:value-type="string">
            <text:p>Dernières Causeries littéraires</text:p>
          </table:table-cell>
          <table:table-cell office:value-type="string">
            <text:p>Michel Lévy</text:p>
          </table:table-cell>
          <table:table-cell office:value-type="float" office:value="1856">
            <text:p>1856</text:p>
          </table:table-cell>
          <table:table-cell office:value-type="string">
            <text:p>Andre Guyaux</text:p>
          </table:table-cell>
          <table:table-cell office:value-type="string">
            <text:p>BnF</text:p>
          </table:table-cell>
          <table:table-cell/>
        </table:table-row>
        <table:table-row table:style-name="ro1">
          <table:table-cell office:value-type="string">
            <text:p>Pontmartin</text:p>
          </table:table-cell>
          <table:table-cell office:value-type="string">
            <text:p>Causeries du samedi</text:p>
          </table:table-cell>
          <table:table-cell office:value-type="string">
            <text:p>Michel Lévy</text:p>
          </table:table-cell>
          <table:table-cell office:value-type="float" office:value="1857">
            <text:p>1857</text:p>
          </table:table-cell>
          <table:table-cell office:value-type="string">
            <text:p>Andre Guyaux</text:p>
          </table:table-cell>
          <table:table-cell office:value-type="string">
            <text:p>BnF</text:p>
          </table:table-cell>
          <table:table-cell/>
        </table:table-row>
        <table:table-row table:style-name="ro1">
          <table:table-cell office:value-type="string">
            <text:p>Pontmartin</text:p>
          </table:table-cell>
          <table:table-cell office:value-type="string">
            <text:p>Nouvelles Causeries du samedi</text:p>
          </table:table-cell>
          <table:table-cell office:value-type="string">
            <text:p>Michel Lévy</text:p>
          </table:table-cell>
          <table:table-cell office:value-type="float" office:value="1859">
            <text:p>1859</text:p>
          </table:table-cell>
          <table:table-cell office:value-type="string">
            <text:p>Andre Guyaux</text:p>
          </table:table-cell>
          <table:table-cell office:value-type="string">
            <text:p>BnF</text:p>
          </table:table-cell>
          <table:table-cell/>
        </table:table-row>
        <table:table-row table:style-name="ro1">
          <table:table-cell office:value-type="string">
            <text:p>Pontmartin</text:p>
          </table:table-cell>
          <table:table-cell office:value-type="string">
            <text:p>Dernières Causeries du samedi</text:p>
          </table:table-cell>
          <table:table-cell office:value-type="string">
            <text:p>Michel Lévy</text:p>
          </table:table-cell>
          <table:table-cell office:value-type="float" office:value="1860">
            <text:p>1860</text:p>
          </table:table-cell>
          <table:table-cell office:value-type="string">
            <text:p>Andre Guyaux</text:p>
          </table:table-cell>
          <table:table-cell office:value-type="string">
            <text:p>BnF</text:p>
          </table:table-cell>
          <table:table-cell/>
        </table:table-row>
        <table:table-row table:style-name="ro1">
          <table:table-cell office:value-type="string">
            <text:p>Pontmartin</text:p>
          </table:table-cell>
          <table:table-cell office:value-type="string">
            <text:p>Les Semaines littéraires</text:p>
          </table:table-cell>
          <table:table-cell office:value-type="string">
            <text:p>Michel Lévy</text:p>
          </table:table-cell>
          <table:table-cell office:value-type="float" office:value="1861">
            <text:p>1861</text:p>
          </table:table-cell>
          <table:table-cell office:value-type="string">
            <text:p>Andre Guyaux</text:p>
          </table:table-cell>
          <table:table-cell office:value-type="string">
            <text:p>BnF</text:p>
          </table:table-cell>
          <table:table-cell/>
        </table:table-row>
        <table:table-row table:style-name="ro1">
          <table:table-cell office:value-type="string">
            <text:p>Pontmartin</text:p>
          </table:table-cell>
          <table:table-cell office:value-type="string">
            <text:p>Nouvelles Semaines littéraires</text:p>
          </table:table-cell>
          <table:table-cell office:value-type="string">
            <text:p>Michel Lévy</text:p>
          </table:table-cell>
          <table:table-cell office:value-type="float" office:value="1863">
            <text:p>1863</text:p>
          </table:table-cell>
          <table:table-cell office:value-type="string">
            <text:p>Andre Guyaux</text:p>
          </table:table-cell>
          <table:table-cell office:value-type="string">
            <text:p>BnF</text:p>
          </table:table-cell>
          <table:table-cell/>
        </table:table-row>
        <table:table-row table:style-name="ro1">
          <table:table-cell office:value-type="string">
            <text:p>Pontmartin</text:p>
          </table:table-cell>
          <table:table-cell office:value-type="string">
            <text:p>Nouveaux Samedis (20 vol.)</text:p>
          </table:table-cell>
          <table:table-cell office:value-type="string">
            <text:p>Michel Lévy</text:p>
          </table:table-cell>
          <table:table-cell table:style-name="ce2" office:value-type="string">
            <text:p>1865-1881</text:p>
          </table:table-cell>
          <table:table-cell office:value-type="string">
            <text:p>Andre Guyaux</text:p>
          </table:table-cell>
          <table:table-cell office:value-type="string">
            <text:p>BnF</text:p>
          </table:table-cell>
          <table:table-cell/>
        </table:table-row>
        <table:table-row table:style-name="ro1">
          <table:table-cell office:value-type="string">
            <text:p>Pontmartin</text:p>
          </table:table-cell>
          <table:table-cell office:value-type="string">
            <text:p>Derniers Samedis (3 vol.)</text:p>
          </table:table-cell>
          <table:table-cell office:value-type="string">
            <text:p>Calmann-Lévy</text:p>
          </table:table-cell>
          <table:table-cell table:style-name="ce2" office:value-type="string">
            <text:p>posth. 1891-1892</text:p>
          </table:table-cell>
          <table:table-cell office:value-type="string">
            <text:p>Andre Guyaux</text:p>
          </table:table-cell>
          <table:table-cell office:value-type="string">
            <text:p>BnF</text:p>
          </table:table-cell>
          <table:table-cell/>
        </table:table-row>
        <table:table-row table:style-name="ro1">
          <table:table-cell table:number-columns-repeated="3"/>
          <table:table-cell table:style-name="ce2"/>
          <table:table-cell table:number-columns-repeated="3"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2">12/02/2013</text:date>, <text:time>17:5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2T17:47:59</meta:creation-date>
    <dc:date>2013-02-12T17:59:20</dc:date>
    <meta:editing-duration>PT11M22S</meta:editing-duration>
    <meta:editing-cycles>2</meta:editing-cycles>
    <meta:generator>OpenOffice.org/3.4.1$Unix OpenOffice.org_project/341m1$Build-9593</meta:generator>
    <meta:document-statistic meta:table-count="3" meta:cell-count="67" meta:object-count="0"/>
  </office:meta>
</office:document-meta>
</file>